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06000000154507371B7CC48EF73.png" manifest:media-type="image/png"/>
  <manifest:file-entry manifest:full-path="Pictures/100002010000006D0000009AE8791748BCF5CC8C.png" manifest:media-type="image/png"/>
  <manifest:file-entry manifest:full-path="Pictures/1000000000000280000001E0875A7984EF1E7AE2.png" manifest:media-type="image/png"/>
  <manifest:file-entry manifest:full-path="Pictures/10000201000003E40000021D824D71D9D3309949.png" manifest:media-type="image/png"/>
  <manifest:file-entry manifest:full-path="Pictures/1000000000000280000001E07441BE9E1229E331.png" manifest:media-type="image/png"/>
  <manifest:file-entry manifest:full-path="Pictures/10000201000000A70000007F8895AD37CA554437.png" manifest:media-type="image/png"/>
  <manifest:file-entry manifest:full-path="Pictures/1000000000000280000001E0D1D9BDF8B3000506.png" manifest:media-type="image/png"/>
  <manifest:file-entry manifest:full-path="Pictures/100002010000010D000000FB0987489BBD3FD70E.png" manifest:media-type="image/png"/>
  <manifest:file-entry manifest:full-path="Pictures/1000000000000280000001E4C4F1FCB22E92E5AC.png" manifest:media-type="image/png"/>
  <manifest:file-entry manifest:full-path="Pictures/10000201000000A90000005E5A59228B993975D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標準_5f_1">
      <style:graphic-properties draw:fill-color="#b2b2b2" draw:textarea-horizontal-align="justify" draw:textarea-vertical-align="middle" draw:auto-grow-height="false" fo:min-height="2.475cm" fo:min-width="3.975cm" fo:wrap-option="no-wrap"/>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279cm, 2.354cm, 0cm)" draw:image-opacity="100%" style:mirror="none"/>
    </style:style>
    <style:style style:name="gr4" style:family="graphic" style:parent-style-name="標準_5f_1">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objectwithoutfill">
      <style:graphic-properties draw:stroke="solid" draw:stroke-dash="Dot" svg:stroke-width="0.25cm" svg:stroke-color="#ff5429" draw:marker-start-width="0.575cm" draw:marker-end-width="0.575cm" draw:fill="solid" draw:textarea-vertical-align="middle" fo:padding-top="0.25cm" fo:padding-bottom="0.25cm" fo:padding-left="0.375cm" fo:padding-right="0.375cm"/>
    </style:style>
    <style:style style:name="gr6" style:family="graphic" style:parent-style-name="標準_5f_1">
      <style:graphic-properties draw:fill-color="#1c1c1c" draw:textarea-horizontal-align="justify" draw:textarea-vertical-align="middle" draw:auto-grow-height="false" fo:min-height="0.29cm" fo:min-width="2.59cm"/>
    </style:style>
    <style:style style:name="gr7" style:family="graphic" style:parent-style-name="標準_5f_1">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1.719cm, 1.934cm, 3.58cm, 4.598cm)" draw:image-opacity="100%" style:mirror="none"/>
    </style:style>
    <style:style style:name="gr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3.076cm, 1.732cm, 0cm)" draw:image-opacity="100%" style:mirror="none"/>
    </style:style>
    <style:style style:name="gr10" style:family="graphic" style:parent-style-name="標準_5f_1">
      <style:graphic-properties draw:stroke="solid" svg:stroke-width="0.1cm" svg:stroke-color="#ffffff" draw:marker-start-width="0.35cm" draw:marker-end-width="0.35cm" draw:fill-color="#000000" draw:textarea-vertical-align="middle" fo:padding-top="0.175cm" fo:padding-bottom="0.175cm" fo:padding-left="0.3cm" fo:padding-right="0.3cm"/>
    </style:style>
    <style:style style:name="gr11" style:family="graphic" style:parent-style-name="objectwithoutfill">
      <style:graphic-properties draw:stroke="solid" draw:stroke-dash="Dot" svg:stroke-width="0.5cm" svg:stroke-color="#ff5429" draw:marker-start-width="0.95cm" draw:marker-end="Arrow" draw:marker-end-width="0.95cm" draw:fill="solid" draw:textarea-vertical-align="middle" fo:padding-top="0.375cm" fo:padding-bottom="0.375cm" fo:padding-left="0.5cm" fo:padding-right="0.5cm"/>
    </style:style>
    <style:style style:name="gr1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3.324cm, 3.534cm, 1.325cm, 2.798cm)" draw:image-opacity="100%" style:mirror="horizontal"/>
    </style:style>
    <style:style style:name="gr13" style:family="graphic" style:parent-style-name="objectwithoutfill">
      <style:graphic-properties draw:stroke="dash" draw:stroke-dash="Dot" svg:stroke-width="0.25cm" svg:stroke-color="#ff5429" draw:marker-start-width="0.575cm" draw:marker-end-width="0.575cm" draw:fill="solid" draw:textarea-vertical-align="middle" fo:padding-top="0.25cm" fo:padding-bottom="0.25cm" fo:padding-left="0.375cm" fo:padding-right="0.375cm"/>
    </style:style>
    <style:style style:name="gr14" style:family="graphic" style:parent-style-name="標準_5f_1">
      <style:graphic-properties draw:fill-color="#808080" draw:textarea-horizontal-align="justify" draw:textarea-vertical-align="middle" draw:auto-grow-height="false" fo:min-height="3.45cm" fo:min-width="5.65cm"/>
    </style:style>
    <style:style style:name="gr15" style:family="graphic" style:parent-style-name="標準_5f_1">
      <style:graphic-properties draw:fill-color="#808080" draw:textarea-horizontal-align="justify" draw:textarea-vertical-align="middle" draw:auto-grow-height="false" fo:min-height="2.631cm" fo:min-width="4.289cm"/>
    </style:style>
    <style:style style:name="gr16" style:family="graphic" style:parent-style-name="標準_5f_1">
      <style:graphic-properties draw:fill-color="#b3cac7" draw:textarea-horizontal-align="justify" draw:textarea-vertical-align="middle" draw:auto-grow-height="false" fo:min-height="2.242cm" fo:min-width="3.938cm"/>
    </style:style>
    <style:style style:name="gr17" style:family="graphic" style:parent-style-name="標準_5f_1">
      <style:graphic-properties draw:fill-color="#808080" draw:textarea-horizontal-align="justify" draw:textarea-vertical-align="middle" draw:auto-grow-height="false" fo:min-height="1.076cm" fo:min-width="4.289cm"/>
    </style:style>
    <style:style style:name="gr18" style:family="graphic" style:parent-style-name="標準_5f_1">
      <style:graphic-properties draw:fill-color="#808080" draw:textarea-horizontal-align="justify" draw:textarea-vertical-align="middle" draw:auto-grow-height="false" fo:min-height="0.334cm" fo:min-width="3.939cm"/>
    </style:style>
    <style:style style:name="gr19" style:family="graphic" style:parent-style-name="標準_5f_1">
      <style:graphic-properties draw:fill-color="#808080" draw:textarea-horizontal-align="justify" draw:textarea-vertical-align="middle" draw:auto-grow-height="false" fo:min-height="0.072cm" fo:min-width="0.473cm"/>
    </style:style>
    <style:style style:name="gr20" style:family="graphic" style:parent-style-name="標準_5f_1">
      <style:graphic-properties draw:fill-color="#808080" draw:textarea-horizontal-align="justify" draw:textarea-vertical-align="middle" draw:auto-grow-height="false" fo:min-height="0cm" fo:min-width="0cm"/>
    </style:style>
    <style:style style:name="gr21" style:family="graphic" style:parent-style-name="標準_5f_1">
      <style:graphic-properties draw:fill-color="#808080" draw:textarea-horizontal-align="justify" draw:textarea-vertical-align="middle" draw:auto-grow-height="false" fo:min-height="0cm" fo:min-width="0.045cm"/>
    </style:style>
    <style:style style:name="gr22" style:family="graphic" style:parent-style-name="標準_5f_1">
      <style:graphic-properties draw:fill-color="#808080" draw:textarea-horizontal-align="justify" draw:textarea-vertical-align="middle" draw:auto-grow-height="false" fo:min-height="0cm" fo:min-width="0.084cm"/>
    </style:style>
    <style:style style:name="gr23" style:family="graphic" style:parent-style-name="標準_5f_1">
      <style:graphic-properties draw:fill-color="#808080" draw:textarea-horizontal-align="justify" draw:textarea-vertical-align="middle" draw:auto-grow-height="false" fo:min-height="0cm" fo:min-width="0.006cm"/>
    </style:style>
    <style:style style:name="gr24" style:family="graphic" style:parent-style-name="標準_5f_1">
      <style:graphic-properties draw:fill-color="#808080" draw:textarea-horizontal-align="justify" draw:textarea-vertical-align="middle" draw:auto-grow-height="false" fo:min-height="0cm" fo:min-width="0.707cm"/>
    </style:style>
    <style:style style:name="gr25" style:family="graphic" style:parent-style-name="標準_5f_1">
      <style:graphic-properties svg:stroke-width="0.05cm" svg:stroke-color="#000000" draw:marker-start-width="0.275cm" draw:marker-end-width="0.275cm" draw:fill-color="#ffffff" draw:textarea-horizontal-align="justify" draw:textarea-vertical-align="middle" draw:auto-grow-height="false" fo:min-height="1.038cm" fo:min-width="2.02cm" fo:padding-top="0.15cm" fo:padding-bottom="0.15cm" fo:padding-left="0.275cm" fo:padding-right="0.275cm" fo:wrap-option="no-wrap"/>
      <style:paragraph-properties style:writing-mode="lr-tb"/>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3.578cm)" draw:image-opacity="100%" style:mirror="none"/>
    </style:style>
    <style:style style:name="gr2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1.562cm, 1.499cm, 3.323cm, 2.148cm)" draw:image-opacity="100%" style:mirror="none"/>
    </style:style>
    <style:style style:name="gr28" style:family="graphic" style:parent-style-name="塗りつぶしなし線なしオブジェクト">
      <style:graphic-properties draw:fill="bitmap" draw:fill-image-name="Bitmap_20_1" style:repeat="stretch" draw:textarea-horizontal-align="center" draw:textarea-vertical-align="middle"/>
    </style:style>
    <style:style style:name="gr2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1.075cm)" draw:image-opacity="100%" style:mirror="none"/>
    </style:style>
    <style:style style:name="P1" style:family="paragraph">
      <style:paragraph-properties fo:text-align="center"/>
    </style:style>
    <style:style style:name="P2" style:family="paragraph">
      <loext:graphic-properties draw:fill-color="#b2b2b2"/>
      <style:paragraph-properties fo:text-align="center"/>
    </style:style>
    <style:style style:name="P3" style:family="paragraph">
      <loext:graphic-properties draw:fill="none" draw:fill-color="#ffffff"/>
    </style:style>
    <style:style style:name="P4" style:family="paragraph">
      <loext:graphic-properties draw:fill="solid"/>
      <style:paragraph-properties fo:text-align="center"/>
    </style:style>
    <style:style style:name="P5" style:family="paragraph">
      <loext:graphic-properties draw:fill-color="#1c1c1c"/>
      <style:paragraph-properties fo:text-align="center"/>
    </style:style>
    <style:style style:name="P6" style:family="paragraph">
      <loext:graphic-properties draw:fill-color="#000000"/>
      <style:paragraph-properties fo:text-align="center"/>
    </style:style>
    <style:style style:name="P7" style:family="paragraph">
      <loext:graphic-properties draw:fill-color="#808080"/>
      <style:paragraph-properties fo:text-align="center"/>
    </style:style>
    <style:style style:name="P8" style:family="paragraph">
      <loext:graphic-properties draw:fill-color="#b3cac7"/>
      <style:paragraph-properties fo:text-align="center"/>
    </style:style>
    <style:style style:name="P9" style:family="paragraph">
      <loext:graphic-properties draw:fill-color="#ffffff"/>
      <style:paragraph-properties fo:text-align="center"/>
    </style:style>
    <style:style style:name="P10" style:family="paragraph">
      <loext:graphic-properties draw:fill="bitmap" draw:fill-image-name="Bitmap_20_1" style:repeat="stretc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4.043cm" svg:height="3.058cm" svg:x="3.451cm" svg:y="16.488cm">
          <draw:image xlink:href="Pictures/1000000000000280000001E4C4F1FCB22E92E5AC.png" xlink:type="simple" xlink:show="embed" xlink:actuate="onLoad" loext:mime-type="image/png">
            <text:p/>
          </draw:image>
        </draw:frame>
        <draw:custom-shape draw:style-name="gr2" draw:text-style-name="P2" draw:layer="layout" svg:width="6.85cm" svg:height="4.2cm" svg:x="2.001cm" svg:y="11.4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4.148cm" svg:height="2.598cm" svg:x="3.352cm" svg:y="12.289cm">
          <draw:image xlink:href="Pictures/100002010000010D000000FB0987489BBD3FD70E.png" xlink:type="simple" xlink:show="embed" xlink:actuate="onLoad" loext:mime-type="image/png">
            <text:p/>
          </draw:image>
        </draw:frame>
        <draw:frame draw:style-name="gr4" draw:text-style-name="P3" draw:layer="layout" svg:width="5.497cm" svg:height="0.962cm" svg:x="3.754cm" svg:y="21.638cm">
          <draw:text-box>
            <text:p>HDMI capture</text:p>
          </draw:text-box>
        </draw:frame>
        <draw:path draw:style-name="gr5" draw:text-style-name="P4" draw:layer="layout" svg:width="2.76cm" svg:height="0.622cm" draw:transform="rotate (2.63282917663345) translate (8.66528184830142cm 20.1556433048322cm)" svg:viewBox="0 0 2761 623" svg:d="M139 0c-668 1575 1213-391 2622 83">
          <text:p/>
        </draw:path>
        <draw:path draw:style-name="gr5" draw:text-style-name="P4" draw:layer="layout" svg:width="2.434cm" svg:height="0.936cm" draw:transform="rotate (2.57662957471923) translate (7.6366496625256cm 20.342405317665cm)" svg:viewBox="0 0 2435 937" svg:d="M57 384c-322 1640 757-954 2378-265">
          <text:p/>
        </draw:path>
        <draw:custom-shape draw:style-name="gr6" draw:text-style-name="P5" draw:layer="layout" svg:width="4cm" svg:height="1.45cm" svg:x="6.294cm" svg:y="19.988cm">
          <text:p/>
          <draw:enhanced-geometry svg:viewBox="0 0 21600 21600" draw:glue-points="?f7 0 ?f6 ?f1 0 ?f10 ?f6 21600 ?f4 ?f10 21600 ?f9" draw:path-stretchpoint-x="10800" draw:path-stretchpoint-y="10800" draw:text-areas="0 ?f1 ?f4 ?f12" draw:type="cube" draw:modifiers="13561.405926946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3" draw:layer="layout" svg:width="3.601cm" svg:height="0.962cm" svg:x="4.901cm" svg:y="2.938cm">
          <draw:text-box>
            <text:p><text:s/>participant</text:p>
          </draw:text-box>
        </draw:frame>
        <draw:frame draw:style-name="gr8" draw:text-style-name="P1" draw:layer="layout" svg:width="8.924cm" svg:height="6.35cm" svg:x="1.351cm" svg:y="3.938cm">
          <draw:image xlink:href="Pictures/1000000000000280000001E0D1D9BDF8B3000506.png" xlink:type="simple" xlink:show="embed" xlink:actuate="onLoad" loext:mime-type="image/png">
            <text:p/>
          </draw:image>
        </draw:frame>
        <draw:frame draw:style-name="gr1" draw:text-style-name="P1" draw:layer="layout" svg:width="3.497cm" svg:height="2.659cm" svg:x="6.804cm" svg:y="5.729cm">
          <draw:image xlink:href="Pictures/10000201000000A70000007F8895AD37CA554437.png" xlink:type="simple" xlink:show="embed" xlink:actuate="onLoad" loext:mime-type="image/png">
            <text:p/>
          </draw:image>
        </draw:frame>
        <draw:frame draw:style-name="gr9" draw:text-style-name="P1" draw:layer="layout" svg:width="3.335cm" svg:height="4.049cm" svg:x="4.24cm" svg:y="5.588cm">
          <draw:image xlink:href="Pictures/100002010000010D000000FB0987489BBD3FD70E.png" xlink:type="simple" xlink:show="embed" xlink:actuate="onLoad" loext:mime-type="image/png">
            <text:p/>
          </draw:image>
        </draw:frame>
        <draw:polygon draw:style-name="gr10" draw:text-style-name="P6" draw:layer="layout" svg:width="0.765cm" svg:height="1.199cm" svg:x="5.45cm" svg:y="8.626cm" svg:viewBox="0 0 766 1200" draw:points="0,0 766,559 414,579 703,1055 559,1200 228,662 21,972">
          <text:p/>
        </draw:polygon>
        <draw:line draw:style-name="gr11" draw:text-style-name="P4" draw:layer="layout" svg:x1="4.051cm" svg:y1="14.688cm" svg:x2="4.201cm" svg:y2="18.088cm">
          <text:p/>
        </draw:line>
        <draw:frame draw:style-name="gr12" draw:text-style-name="P1" draw:layer="layout" svg:width="10.599cm" svg:height="8.049cm" svg:x="10.851cm" svg:y="2.788cm">
          <draw:image xlink:href="Pictures/1000000000000280000001E07441BE9E1229E331.png" xlink:type="simple" xlink:show="embed" xlink:actuate="onLoad" loext:mime-type="image/png">
            <text:p/>
          </draw:image>
        </draw:frame>
        <draw:line draw:style-name="gr13" draw:text-style-name="P4" draw:layer="layout" svg:x1="4.901cm" svg:y1="8.938cm" svg:x2="4.351cm" svg:y2="12.438cm">
          <text:p/>
        </draw:line>
        <draw:path draw:style-name="gr5" draw:text-style-name="P4" draw:layer="layout" svg:width="2.135cm" svg:height="0.789cm" draw:transform="rotate (2.63282917663345) translate (11.4590475516055cm 21.8282049591644cm)" svg:viewBox="0 0 2136 790" svg:d="M0 790c1334-687 223-10 2136-790">
          <text:p/>
        </draw:path>
        <draw:line draw:style-name="gr11" draw:text-style-name="P4" draw:layer="layout" svg:x1="13.351cm" svg:y1="18.338cm" svg:x2="13.551cm" svg:y2="8.688cm">
          <text:p/>
        </draw:line>
        <draw:g>
          <draw:polygon draw:style-name="gr14" draw:text-style-name="P7" draw:layer="layout" svg:width="4.788cm" svg:height="2.958cm" svg:x="12.355cm" svg:y="18.027cm" svg:viewBox="0 0 4789 2959" draw:points="0,2959 0,78 4712,0 4789,78 4789,2842">
            <text:p/>
          </draw:polygon>
          <draw:custom-shape draw:style-name="gr15" draw:text-style-name="P7" draw:layer="layout" svg:width="4.789cm" svg:height="2.881cm" svg:x="12.238cm" svg:y="17.988cm">
            <text:p/>
            <draw:enhanced-geometry svg:viewBox="0 0 21600 21600" draw:type="rectangle" draw:enhanced-path="M 0 0 L 21600 0 21600 21600 0 21600 0 0 Z N"/>
          </draw:custom-shape>
          <draw:custom-shape draw:style-name="gr16" draw:text-style-name="P8" draw:layer="layout" svg:width="4.438cm" svg:height="2.492cm" svg:x="12.394cm" svg:y="18.222cm">
            <text:p/>
            <draw:enhanced-geometry svg:viewBox="0 0 21600 21600" draw:type="rectangle" draw:enhanced-path="M 0 0 L 21600 0 21600 21600 0 21600 0 0 Z N"/>
          </draw:custom-shape>
          <draw:g>
            <draw:polygon draw:style-name="gr14" draw:text-style-name="P7" draw:layer="layout" svg:width="5.33cm" svg:height="1.518cm" draw:transform="skewX (1.09257611174845) translate (12.2608819199316cm 20.8694159292035cm)" svg:viewBox="0 0 5331 1519" draw:points="265,1441 0,1324 94,90 4766,0 5331,273 5204,1519">
              <text:p/>
            </draw:polygon>
            <draw:g>
              <draw:custom-shape draw:style-name="gr17" draw:text-style-name="P7" draw:layer="layout" svg:width="4.789cm" svg:height="1.326cm" draw:transform="skewX (1.09257611174845) translate (12.277cm 20.869cm)">
                <text:p/>
                <draw:enhanced-geometry svg:viewBox="0 0 21600 21600" draw:type="rectangle" draw:enhanced-path="M 0 0 L 21600 0 21600 21600 0 21600 0 0 Z N"/>
              </draw:custom-shape>
              <draw:custom-shape draw:style-name="gr18" draw:text-style-name="P7" draw:layer="layout" svg:width="4.439cm" svg:height="0.584cm" draw:transform="skewX (1.09275064467365) translate (12.225cm 20.977cm)">
                <text:p/>
                <draw:enhanced-geometry svg:viewBox="0 0 21600 21600" draw:type="rectangle" draw:enhanced-path="M 0 0 L 21600 0 21600 21600 0 21600 0 0 Z N"/>
              </draw:custom-shape>
              <draw:custom-shape draw:style-name="gr19" draw:text-style-name="P7" draw:layer="layout" svg:width="0.973cm" svg:height="0.322cm" draw:transform="skewX (1.09379784222485) translate (12.344cm 21.783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2.225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2.537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2.848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3.16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3.471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3.783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4.094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4.406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4.717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5.029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5.34cm 20.977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5.652cm 20.977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5.963cm 20.977cm)">
                <text:p/>
                <draw:enhanced-geometry svg:viewBox="0 0 21600 21600" draw:type="rectangle" draw:enhanced-path="M 0 0 L 21600 0 21600 21600 0 21600 0 0 Z N"/>
              </draw:custom-shape>
              <draw:custom-shape draw:style-name="gr20" draw:text-style-name="P7" draw:layer="layout" svg:width="0.389cm" svg:height="0.133cm" draw:transform="skewX (1.09327424344925) translate (16.275cm 20.977cm)">
                <text:p/>
                <draw:enhanced-geometry svg:viewBox="0 0 21600 21600" draw:type="rectangle" draw:enhanced-path="M 0 0 L 21600 0 21600 21600 0 21600 0 0 Z N"/>
              </draw:custom-shape>
              <draw:custom-shape draw:style-name="gr20" draw:text-style-name="P7" draw:layer="layout" svg:width="0.428cm" svg:height="0.132cm" draw:transform="skewX (1.09309971052405) translate (11.917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2.384cm 21.137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2.696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3.007cm 21.137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3.319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3.63cm 21.137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3.942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4.253cm 21.137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4.565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4.876cm 21.137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5.188cm 21.137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5.499cm 21.137cm)">
                <text:p/>
                <draw:enhanced-geometry svg:viewBox="0 0 21600 21600" draw:type="rectangle" draw:enhanced-path="M 0 0 L 21600 0 21600 21600 0 21600 0 0 Z N"/>
              </draw:custom-shape>
              <draw:custom-shape draw:style-name="gr21" draw:text-style-name="P7" draw:layer="layout" svg:width="0.545cm" svg:height="0.132cm" draw:transform="skewX (1.09467050685084) translate (15.811cm 21.137cm)">
                <text:p/>
                <draw:enhanced-geometry svg:viewBox="0 0 21600 21600" draw:type="rectangle" draw:enhanced-path="M 0 0 L 21600 0 21600 21600 0 21600 0 0 Z N"/>
              </draw:custom-shape>
              <draw:custom-shape draw:style-name="gr22" draw:text-style-name="P7" draw:layer="layout" svg:width="0.584cm" svg:height="0.134cm" draw:transform="skewX (1.09013265079566) translate (11.61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2.233cm 21.295cm)">
                <text:p/>
                <draw:enhanced-geometry svg:viewBox="0 0 21600 21600" draw:type="rectangle" draw:enhanced-path="M 0 0 L 21600 0 21600 21600 0 21600 0 0 Z N"/>
              </draw:custom-shape>
              <draw:custom-shape draw:style-name="gr20" draw:text-style-name="P7" draw:layer="layout" svg:width="0.272cm" svg:height="0.134cm" draw:transform="skewX (1.09013265079566) translate (12.545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2.856cm 21.295cm)">
                <text:p/>
                <draw:enhanced-geometry svg:viewBox="0 0 21600 21600" draw:type="rectangle" draw:enhanced-path="M 0 0 L 21600 0 21600 21600 0 21600 0 0 Z N"/>
              </draw:custom-shape>
              <draw:custom-shape draw:style-name="gr20" draw:text-style-name="P7" draw:layer="layout" svg:width="0.272cm" svg:height="0.134cm" draw:transform="skewX (1.09013265079566) translate (13.168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3.479cm 21.295cm)">
                <text:p/>
                <draw:enhanced-geometry svg:viewBox="0 0 21600 21600" draw:type="rectangle" draw:enhanced-path="M 0 0 L 21600 0 21600 21600 0 21600 0 0 Z N"/>
              </draw:custom-shape>
              <draw:custom-shape draw:style-name="gr20" draw:text-style-name="P7" draw:layer="layout" svg:width="0.272cm" svg:height="0.134cm" draw:transform="skewX (1.09013265079566) translate (13.791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4.102cm 21.295cm)">
                <text:p/>
                <draw:enhanced-geometry svg:viewBox="0 0 21600 21600" draw:type="rectangle" draw:enhanced-path="M 0 0 L 21600 0 21600 21600 0 21600 0 0 Z N"/>
              </draw:custom-shape>
              <draw:custom-shape draw:style-name="gr20" draw:text-style-name="P7" draw:layer="layout" svg:width="0.272cm" svg:height="0.134cm" draw:transform="skewX (1.09013265079566) translate (14.414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4.725cm 21.295cm)">
                <text:p/>
                <draw:enhanced-geometry svg:viewBox="0 0 21600 21600" draw:type="rectangle" draw:enhanced-path="M 0 0 L 21600 0 21600 21600 0 21600 0 0 Z N"/>
              </draw:custom-shape>
              <draw:custom-shape draw:style-name="gr20" draw:text-style-name="P7" draw:layer="layout" svg:width="0.272cm" svg:height="0.134cm" draw:transform="skewX (1.09013265079566) translate (15.037cm 21.295cm)">
                <text:p/>
                <draw:enhanced-geometry svg:viewBox="0 0 21600 21600" draw:type="rectangle" draw:enhanced-path="M 0 0 L 21600 0 21600 21600 0 21600 0 0 Z N"/>
              </draw:custom-shape>
              <draw:custom-shape draw:style-name="gr20" draw:text-style-name="P7" draw:layer="layout" svg:width="0.273cm" svg:height="0.134cm" draw:transform="skewX (1.09013265079566) translate (15.348cm 21.295cm)">
                <text:p/>
                <draw:enhanced-geometry svg:viewBox="0 0 21600 21600" draw:type="rectangle" draw:enhanced-path="M 0 0 L 21600 0 21600 21600 0 21600 0 0 Z N"/>
              </draw:custom-shape>
              <draw:custom-shape draw:style-name="gr20" draw:text-style-name="P7" draw:layer="layout" svg:width="0.389cm" svg:height="0.134cm" draw:transform="skewX (1.09013265079566) translate (15.66cm 21.295cm)">
                <text:p/>
                <draw:enhanced-geometry svg:viewBox="0 0 21600 21600" draw:type="rectangle" draw:enhanced-path="M 0 0 L 21600 0 21600 21600 0 21600 0 0 Z N"/>
              </draw:custom-shape>
              <draw:custom-shape draw:style-name="gr20" draw:text-style-name="P7" draw:layer="layout" svg:width="0.35cm" svg:height="0.132cm" draw:transform="skewX (1.09467050685084) translate (11.303cm 21.455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1.692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2.003cm 21.455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2.315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2.626cm 21.455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2.938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3.249cm 21.455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3.561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3.872cm 21.455cm)">
                <text:p/>
                <draw:enhanced-geometry svg:viewBox="0 0 21600 21600" draw:type="rectangle" draw:enhanced-path="M 0 0 L 21600 0 21600 21600 0 21600 0 0 Z N"/>
              </draw:custom-shape>
              <draw:custom-shape draw:style-name="gr20" draw:text-style-name="P7" draw:layer="layout" svg:width="0.272cm" svg:height="0.132cm" draw:transform="skewX (1.09467050685084) translate (14.184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4.495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4.807cm 21.455cm)">
                <text:p/>
                <draw:enhanced-geometry svg:viewBox="0 0 21600 21600" draw:type="rectangle" draw:enhanced-path="M 0 0 L 21600 0 21600 21600 0 21600 0 0 Z N"/>
              </draw:custom-shape>
              <draw:custom-shape draw:style-name="gr20" draw:text-style-name="P7" draw:layer="layout" svg:width="0.273cm" svg:height="0.132cm" draw:transform="skewX (1.09309971052405) translate (15.118cm 21.455cm)">
                <text:p/>
                <draw:enhanced-geometry svg:viewBox="0 0 21600 21600" draw:type="rectangle" draw:enhanced-path="M 0 0 L 21600 0 21600 21600 0 21600 0 0 Z N"/>
              </draw:custom-shape>
              <draw:custom-shape draw:style-name="gr20" draw:text-style-name="P7" draw:layer="layout" svg:width="0.311cm" svg:height="0.132cm" draw:transform="skewX (1.09309971052405) translate (15.43cm 21.455cm)">
                <text:p/>
                <draw:enhanced-geometry svg:viewBox="0 0 21600 21600" draw:type="rectangle" draw:enhanced-path="M 0 0 L 21600 0 21600 21600 0 21600 0 0 Z N"/>
              </draw:custom-shape>
              <draw:custom-shape draw:style-name="gr23" draw:text-style-name="P7" draw:layer="layout" svg:width="0.506cm" svg:height="0.133cm" draw:transform="skewX (1.09327424344925) translate (10.996cm 21.614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1.541cm 21.614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1.852cm 21.614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2.164cm 21.614cm)">
                <text:p/>
                <draw:enhanced-geometry svg:viewBox="0 0 21600 21600" draw:type="rectangle" draw:enhanced-path="M 0 0 L 21600 0 21600 21600 0 21600 0 0 Z N"/>
              </draw:custom-shape>
              <draw:custom-shape draw:style-name="gr24" draw:text-style-name="P7" draw:layer="layout" svg:width="1.207cm" svg:height="0.133cm" draw:transform="skewX (1.09327424344925) translate (12.475cm 21.614cm)">
                <text:p/>
                <draw:enhanced-geometry svg:viewBox="0 0 21600 21600" draw:type="rectangle" draw:enhanced-path="M 0 0 L 21600 0 21600 21600 0 21600 0 0 Z N"/>
              </draw:custom-shape>
              <draw:custom-shape draw:style-name="gr21" draw:text-style-name="P7" draw:layer="layout" svg:width="0.545cm" svg:height="0.133cm" draw:transform="skewX (1.09327424344925) translate (13.721cm 21.614cm)">
                <text:p/>
                <draw:enhanced-geometry svg:viewBox="0 0 21600 21600" draw:type="rectangle" draw:enhanced-path="M 0 0 L 21600 0 21600 21600 0 21600 0 0 Z N"/>
              </draw:custom-shape>
              <draw:custom-shape draw:style-name="gr20" draw:text-style-name="P7" draw:layer="layout" svg:width="0.273cm" svg:height="0.133cm" draw:transform="skewX (1.09327424344925) translate (14.344cm 21.614cm)">
                <text:p/>
                <draw:enhanced-geometry svg:viewBox="0 0 21600 21600" draw:type="rectangle" draw:enhanced-path="M 0 0 L 21600 0 21600 21600 0 21600 0 0 Z N"/>
              </draw:custom-shape>
              <draw:custom-shape draw:style-name="gr20" draw:text-style-name="P7" draw:layer="layout" svg:width="0.272cm" svg:height="0.133cm" draw:transform="skewX (1.09327424344925) translate (14.656cm 21.614cm)">
                <text:p/>
                <draw:enhanced-geometry svg:viewBox="0 0 21600 21600" draw:type="rectangle" draw:enhanced-path="M 0 0 L 21600 0 21600 21600 0 21600 0 0 Z N"/>
              </draw:custom-shape>
              <draw:custom-shape draw:style-name="gr20" draw:text-style-name="P7" draw:layer="layout" svg:width="0.468cm" svg:height="0.133cm" draw:transform="skewX (1.09327424344925) translate (14.967cm 21.614cm)">
                <text:p/>
                <draw:enhanced-geometry svg:viewBox="0 0 21600 21600" draw:type="rectangle" draw:enhanced-path="M 0 0 L 21600 0 21600 21600 0 21600 0 0 Z N"/>
              </draw:custom-shape>
            </draw:g>
          </draw:g>
        </draw:g>
        <draw:frame draw:style-name="gr7" draw:text-style-name="P3" draw:layer="layout" svg:width="7.085cm" svg:height="1.673cm" svg:x="14.001cm" svg:y="11.288cm">
          <draw:text-box>
            <text:p>Speaker</text:p>
            <text:p>and other all participant</text:p>
          </draw:text-box>
        </draw:frame>
        <draw:custom-shape draw:style-name="gr25" draw:text-style-name="P9" draw:layer="layout" svg:width="3.65cm" svg:height="1.9cm" svg:x="12.901cm" svg:y="1.938cm">
          <text:p text:style-name="P1">“Wow!”</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 draw:text-style-name="P9" draw:layer="layout" svg:width="3.65cm" svg:height="1.9cm" svg:x="7.701cm" svg:y="15.788cm">
          <text:p text:style-name="P1">“Wow!”</text:p>
          <draw:enhanced-geometry svg:viewBox="0 0 21600 21600" draw:glue-points="10800 0 3160 3160 0 10800 3160 18440 10800 21600 18440 18440 21600 10800 18440 3160 ?f14 ?f15" draw:text-areas="3200 3200 18400 18400" draw:type="round-callout" draw:modifiers="-2549.87674609696 21134.13992635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8" draw:layer="layout" svg:width="4.438cm" svg:height="2.492cm" svg:x="12.394cm" svg:y="18.222cm">
          <text:p/>
          <draw:enhanced-geometry svg:viewBox="0 0 21600 21600" draw:type="rectangle" draw:enhanced-path="M 0 0 L 21600 0 21600 21600 0 21600 0 0 Z N"/>
        </draw:custom-shape>
        <draw:frame draw:style-name="gr26" draw:text-style-name="P1" draw:layer="layout" svg:width="3.179cm" svg:height="1.997cm" svg:x="12.422cm" svg:y="18.238cm">
          <draw:image xlink:href="Pictures/10000201000003E40000021D824D71D9D3309949.png" xlink:type="simple" xlink:show="embed" xlink:actuate="onLoad" loext:mime-type="image/png">
            <text:p/>
          </draw:image>
        </draw:frame>
        <draw:frame draw:style-name="gr27" draw:text-style-name="P1" draw:layer="layout" svg:width="1.954cm" svg:height="1.149cm" svg:x="14.901cm" svg:y="19.489cm">
          <draw:image xlink:href="Pictures/1000000000000280000001E0875A7984EF1E7AE2.png" xlink:type="simple" xlink:show="embed" xlink:actuate="onLoad" loext:mime-type="image/png">
            <text:p/>
          </draw:image>
        </draw:frame>
        <draw:frame draw:style-name="gr1" draw:text-style-name="P1" draw:layer="layout" svg:width="2.583cm" svg:height="3.457cm" draw:transform="skewX (-0.0626573201465964) rotate (-0.0635299847725934) translate (10.654cm 4.088cm)">
          <draw:image xlink:href="Pictures/100002010000006D0000009AE8791748BCF5CC8C.png" xlink:type="simple" xlink:show="embed" xlink:actuate="onLoad" loext:mime-type="image/png">
            <text:p/>
          </draw:image>
        </draw:frame>
        <draw:frame draw:style-name="gr7" draw:text-style-name="P3" draw:layer="layout" svg:width="4.092cm" svg:height="0.962cm" svg:x="8.601cm" svg:y="12.226cm">
          <draw:text-box>
            <text:p>Cloud server</text:p>
          </draw:text-box>
        </draw:frame>
        <draw:path draw:style-name="gr28" draw:text-style-name="P10" draw:layer="layout" svg:width="4.461cm" svg:height="2.493cm" svg:x="5.8cm" svg:y="25.206cm" svg:viewBox="0 0 4462 2494" svg:d="M0 2494c0-831 0-1663 0-2494 1487 0 2975 0 4462 0 0 831 0 1663 0 2494-1487 0-2975 0-4462 0z">
          <text:p/>
        </draw:path>
        <draw:frame draw:style-name="gr29" draw:text-style-name="P1" draw:layer="layout" svg:width="3.829cm" svg:height="1.997cm" svg:x="12.5cm" svg:y="25.359cm">
          <draw:image xlink:href="Pictures/10000201000003E40000021D824D71D9D3309949.png" xlink:type="simple" xlink:show="embed" xlink:actuate="onLoad" loext:mime-type="image/png">
            <text:p/>
          </draw:image>
        </draw:frame>
        <draw:frame draw:style-name="gr1" draw:text-style-name="P1" draw:layer="layout" svg:width="0.549cm" svg:height="1.95cm" svg:x="16.001cm" svg:y="25.456cm">
          <draw:image xlink:href="Pictures/100002010000006000000154507371B7CC48EF73.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fill-image draw:name="Bitmap_20_1" draw:display-name="Bitmap 1" xlink:href="Pictures/10000201000000A90000005E5A59228B993975D4.png" xlink:type="simple" xlink:show="embed" xlink:actuate="onLoad"/>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erif CJK JP"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style:style>
    <style:style style:name="Outlined_20_Green" style:display-name="Outlined Green" style:family="graphic" style:parent-style-name="Lines">
      <style:graphic-properties svg:stroke-color="#127622"/>
      <style:text-properties fo:color="#127622"/>
    </style:style>
    <style:style style:name="Outlined_20_Red" style:display-name="Outlined Red" style:family="graphic" style:parent-style-name="Lines">
      <style:graphic-properties svg:stroke-color="#c9211e"/>
      <style:text-properties fo:color="#c9211e"/>
    </style:style>
    <style:style style:name="Outlined_20_Yellow" style:display-name="Outlined Yellow" style:family="graphic" style:parent-style-name="Lines">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5:04:30.855194513</meta:creation-date>
    <dc:date>2021-12-12T15:04:59.181804929</dc:date>
    <meta:editing-duration>PT28S</meta:editing-duration>
    <meta:editing-cycles>1</meta:editing-cycles>
    <meta:document-statistic meta:object-count="101"/>
    <meta:generator>LibreOffice/6.4.7.2$Linux_X86_64 LibreOffice_project/40$Build-2</meta:generator>
  </office:meta>
</office:document-meta>
</file>